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S7NS1/CS4400 Intr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actical things...</text:p>
            <text:p/>
            <text:p><text:a xlink:href="mailto:stephen.farrell@cs.tcd.ie" xlink:type="simple">stephen.farrell@cs.tcd.ie</text:a></text:p>
            <text:p/>
            <text:p><text:a xlink:href="https://github.com/sftcd/cs7ns1" xlink:type="simple">https://github.com/sftcd/cs7ns1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 of Assign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4 assignments</text:p>
                <text:list>
                  <text:list-item>
                    <text:p>3 individual, 1 as a team</text:p>
                  </text:list-item>
                </text:list>
              </text:list-item>
              <text:list-item>
                <text:p>Submitty tool for submission of solutions</text:p>
              </text:list-item>
              <text:list-item>
                <text:p>Submitty supports automated marking so is in addition to blackboard</text:p>
                <text:list>
                  <text:list-item>
                    <text:p>You’ll get username/password in mail</text:p>
                  </text:list-item>
                  <text:list-item>
                    <text:p>Christian can help with password resets</text:p>
                  </text:list-item>
                  <text:list-item>
                    <text:p>Change your password to something you don’t use for anything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rk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00% continuous assessment</text:p>
                <text:list>
                  <text:list-item>
                    <text:p>Supplemental TBD, Not only practical assignments</text:p>
                  </text:list-item>
                  <text:list-item>
                    <text:p>Blackboard for submission of some (marked “BB”), submitty for others (marked “SM”)</text:p>
                  </text:list-item>
                </text:list>
              </text:list-item>
              <text:list-item>
                <text:p>Quizzes: 20% (Ciaran, BB)</text:p>
              </text:list-item>
              <text:list-item>
                <text:p>Assignment1: 10% (Stephen, SM)</text:p>
              </text:list-item>
              <text:list-item>
                <text:p>Assignment2: 10% (Stephen, SM)</text:p>
              </text:list-item>
              <text:list-item>
                <text:p>Assignment3: 15% (Stephen, SM)</text:p>
              </text:list-item>
              <text:list-item>
                <text:p>Assignment4: 25% (Stephen, SM)</text:p>
              </text:list-item>
              <text:list-item>
                <text:p>Overall module report: 20% (Ciaran/Stephen, BB)</text:p>
                <text:list>
                  <text:list-item>
                    <text:p>What I did and what I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9.134cm" svg:x="1.401cm" svg:y="3.308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123456 </text:p>
            <text:p text:style-name="P2">-&gt; </text:p>
            <text:p text:style-name="P2">$1$rQ6rVJ3K$8TUEpMb6ZTmW10O6lVaOt1 </text:p>
            <text:p text:style-name="P2">-&gt;</text:p>
            <text:p text:style-name="P2">123456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 crack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blem: Given a list of password hashes, recover the passwords?</text:p>
              </text:list-item>
              <text:list-item>
                <text:p>Real world problem</text:p>
                <text:list>
                  <text:list-item>
                    <text:p>Leaked password databases </text:p>
                  </text:list-item>
                  <text:list-item>
                    <text:p>“I forgot my password”</text:p>
                  </text:list-item>
                  <text:list-item>
                    <text:p>Forensic investig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cale and Password Crack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hashing algorithm</text:p>
                <text:list>
                  <text:list-item>
                    <text:p>Variation in time/memory difficulty</text:p>
                  </text:list-item>
                  <text:list-item>
                    <text:p>Hundreds of algorithm variants (maybe non-standard)</text:p>
                  </text:list-item>
                </text:list>
              </text:list-item>
              <text:list-item>
                <text:p>Size of list</text:p>
                <text:list>
                  <text:list-item>
                    <text:p>Can be up to 100’s of millions</text:p>
                  </text:list-item>
                  <text:list-item>
                    <text:p>Can be one</text:p>
                  </text:list-item>
                </text:list>
              </text:list-item>
              <text:list-item>
                <text:p>Number of processes/processors applied</text:p>
                <text:list>
                  <text:list-item>
                    <text:p>Multi-threaded, CPU, GPU</text:p>
                  </text:list-item>
                  <text:list-item>
                    <text:p>Distributed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oling for Assig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’ll get a US$100 budget for use on AWS</text:p>
                <text:list>
                  <text:list-item>
                    <text:p>Default educational partner thing</text:p>
                  </text:list-item>
                  <text:list-item>
                    <text:p>If you overspend... tough! <text:span text:style-name="T1">Don’t leave instances running when </text:span><text:span text:style-name="T1">not needed!</text:span></text:p>
                  </text:list-item>
                </text:list>
              </text:list-item>
              <text:list-item>
                <text:p>You can use that to solve password cracking problems</text:p>
              </text:list-item>
              <text:list-item>
                <text:p>Assignments will start easy and get a bit harder as we go</text:p>
                <text:list>
                  <text:list-item>
                    <text:p>First one is generally being setup in AWS</text:p>
                  </text:list-item>
                  <text:list-item>
                    <text:p>Thereafter you’ll get individual lists of hashes to solve </text:p>
                  </text:list-item>
                </text:list>
              </text:list-item>
              <text:list-item>
                <text:p>Marking: pro-rata, depending on how many hashes cracked, will be explained as we go</text:p>
              </text:list-item>
              <text:list-item>
                <text:p>Sharing: it’s ok to help or share findings with one another, it’s not ok to plagiarise!</text:p>
                <text:list>
                  <text:list-item>
                    <text:p>If you used/benefited from someone else’s work, make that clear in your overall module report</text:p>
                  </text:list-item>
                </text:list>
              </text:list-item>
              <text:list-item>
                <text:p>Starting: next wee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07:44:27.078692854</meta:creation-date>
    <dc:date>2018-09-10T11:04:15.976376968</dc:date>
    <meta:editing-duration>PT22M47S</meta:editing-duration>
    <meta:editing-cycles>14</meta:editing-cycles>
    <meta:generator>LibreOffice/6.0.3.2$Linux_X86_64 LibreOffice_project/00m0$Build-2</meta:generator>
    <meta:document-statistic meta:object-count="48"/>
  </office:meta>
</office:document-meta>
</file>